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f86c6" officeooo:paragraph-rsid="001f86c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fa655" officeooo:paragraph-rsid="001fa65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1fa655" officeooo:paragraph-rsid="001fa65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folio</text:p>
      <text:p text:style-name="P1"/>
      <text:p text:style-name="P2">Tema 1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10:40:48.871000000</meta:creation-date>
    <dc:date>2024-09-23T10:37:11.849000000</dc:date>
    <meta:editing-duration>PT1H51M18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2" meta:word-count="3" meta:character-count="15" meta:non-whitespace-character-count="14"/>
  </office:meta>
</office:document-meta>
</file>